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6.6931in" table:align="margins"/>
    </style:style>
    <style:style style:name="BudgetActor.A" style:family="table-column">
      <style:table-column-properties style:column-width="1.7014in" style:rel-column-width="16659*"/>
    </style:style>
    <style:style style:name="BudgetActor.B" style:family="table-column">
      <style:table-column-properties style:column-width="4.9917in" style:rel-column-width="48876*"/>
    </style:style>
    <style:style style:name="Table1" style:family="table">
      <style:table-properties style:width="6.6771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938in"/>
    </style:style>
    <style:style style:name="Table1.C" style:family="table-column">
      <style:table-column-properties style:column-width="2.4167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0.468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style style:name="P3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in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xml:id="ct165804920" text:id="ct165804920">
          <text:insertion>
            <office:change-info>
              <dc:creator>Luc Saffre</dc:creator>
              <dc:date>2013-05-02T22:11:00</dc:date>
            </office:change-info>
          </text:insertion>
        </text:changed-region>
        <text:changed-region xml:id="ct172039576" text:id="ct172039576">
          <text:insertion>
            <office:change-info>
              <dc:creator>Luc Saffre</dc:creator>
              <dc:date>2013-05-02T22:10:00</dc:date>
            </office:change-info>
          </text:insertion>
        </text:changed-region>
        <text:changed-region xml:id="ct173823728" text:id="ct17382372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73156056" text:id="ct173156056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73662488" text:id="ct17366248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73663152" text:id="ct173663152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72973232" text:id="ct172973232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73662752" text:id="ct17366275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73662984" text:id="ct173662984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66071152" text:id="ct166071152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73782400" text:id="ct17378240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72108392" text:id="ct17210839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71921440" text:id="ct17192144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73157056" text:id="ct17315705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5306280" text:id="ct1653062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6071248" text:id="ct16607124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66296464" text:id="ct16629646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73260096" text:id="ct17326009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2763816" text:id="ct1727638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6483440" text:id="ct16648344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1609792" text:id="ct1716097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5423856" text:id="ct16542385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3782784" text:id="ct17378278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73018392" text:id="ct17301839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73260424" text:id="ct17326042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66035320" text:id="ct16603532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2793072" text:id="ct172793072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71282488" text:id="ct171282488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65421440" text:id="ct165421440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72764312" text:id="ct172764312">
          <text:insertion>
            <office:change-info>
              <dc:creator>Luc Saffre</dc:creator>
              <dc:date>2013-05-06T21:26:00</dc:date>
            </office:change-info>
          </text:insertion>
        </text:changed-region>
        <text:changed-region xml:id="ct172764176" text:id="ct172764176">
          <text:insertion>
            <office:change-info>
              <dc:creator>Luc Saffre</dc:creator>
              <dc:date>2013-03-28T15:15:00</dc:date>
            </office:change-info>
          </text:insertion>
        </text:changed-region>
        <text:changed-region xml:id="ct172818000" text:id="ct172818000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65422448" text:id="ct165422448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69638464" text:id="ct169638464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71283744" text:id="ct171283744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72764040" text:id="ct172764040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change-start text:change-id="ct165804920"/>_('Situation financière')<text:change-end text:change-id="ct165804920"/></text:h>
      <text:h text:style-name="Heading_20_2" text:outline-level="2"><text:change-start text:change-id="ct172039576"/>_('Renseignements généraux')<text:change-end text:change-id="ct172039576"/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73823728"/>actor.header<text:change-end text:change-id="ct173823728"/><office:annotation><dc:creator>Luc Saffre</dc:creator><dc:date>2012-06-06T11:00:52</dc:date><text:p text:style-name="P8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73156056"/>actor.person<text:change-end text:change-id="ct173156056"/><office:annotation><dc:creator>Luc Saffre</dc:creator><dc:date>2012-06-06T11:03:55</dc:date><text:p text:style-name="P8"><text:span text:style-name="T2">do text if actor.person</text:span></text:p></office:annotation><text:line-break/><text:change-start text:change-id="ct173662488"/>actor.person.address_location(', ')<text:change-end text:change-id="ct173662488"/></text:p>
            <text:p text:style-name="Text_20_body"><office:annotation><dc:creator>Luc Saffre</dc:creator><dc:date>2012-06-06T11:04:42</dc:date><text:p text:style-name="P8"><text:span text:style-name="T2">do text if actor.household</text:span></text:p></office:annotation><text:change-start text:change-id="ct173663152"/>actor.household.address(', ')<text:change-end text:change-id="ct173663152"/> (<text:change-start text:change-id="ct172973232"/>actor.household.type<text:change-end text:change-id="ct172973232"/>)</text:p>
            <text:p text:style-name="Text_20_body">Kontakt: <text:change-start text:change-id="ct173662752"/>actor.partner.gsm<text:change-end text:change-id="ct173662752"/>, <text:change-start text:change-id="ct173662984"/>actor.partner.email<text:change-end text:change-id="ct173662984"/></text:p>
            <text:p text:style-name="Text_20_body"><text:change-start text:change-id="ct166071152"/>actor.remark<text:change-end text:change-id="ct166071152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73782400"/>self.actor2.header<text:change-end text:change-id="ct173782400"/></text:p>
          </table:table-cell>
          <table:table-cell table:style-name="Table1.A1" office:value-type="string">
            <text:p text:style-name="P5"><text:change-start text:change-id="ct172108392"/>self.actor3.header<text:change-end text:change-id="ct172108392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8"><text:span text:style-name="T2">do table if False</text:span></text:p></office:annotation></text:p>
          </table:table-cell>
          <table:table-cell table:style-name="Table1.A1" office:value-type="string">
            <text:p text:style-name="P5"><text:change-start text:change-id="ct171921440"/>self.actor2.person<text:change-end text:change-id="ct171921440"/></text:p>
          </table:table-cell>
          <table:table-cell table:style-name="Table1.A1" office:value-type="string">
            <text:p text:style-name="P5"><text:change-start text:change-id="ct173157056"/>self.actor3.person<text:change-end text:change-id="ct173157056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65306280"/>self.actor2.partner.address_location(', ')<text:change-end text:change-id="ct165306280"/></text:p>
          </table:table-cell>
          <table:table-cell table:style-name="Table1.A1" office:value-type="string">
            <text:p text:style-name="P5"><text:change-start text:change-id="ct166071248"/>self.actor3.partner.address_location(', ')<text:change-end text:change-id="ct166071248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66296464"/>self.actor2.partner.phone<text:change-end text:change-id="ct166296464"/></text:p>
          </table:table-cell>
          <table:table-cell table:style-name="Table1.A1" office:value-type="string">
            <text:p text:style-name="Table_20_Contents"><text:change-start text:change-id="ct173260096"/>self.actor3.partner.phone<text:change-end text:change-id="ct173260096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72763816"/>self.actor2.partner.email<text:change-end text:change-id="ct172763816"/></text:p>
          </table:table-cell>
          <table:table-cell table:style-name="Table1.A1" office:value-type="string">
            <text:p text:style-name="P5"><text:change-start text:change-id="ct166483440"/>self.actor3.partner.email<text:change-end text:change-id="ct166483440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71609792"/>dtos(self.actor2.person.birth_date)<text:change-end text:change-id="ct171609792"/></text:p>
          </table:table-cell>
          <table:table-cell table:style-name="Table1.A1" office:value-type="string">
            <text:p text:style-name="Table_20_Contents"><text:change-start text:change-id="ct165423856"/>dtos(self.actor3.person.birth_date)<text:change-end text:change-id="ct165423856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73782784"/>self.actor2.remark<text:change-end text:change-id="ct173782784"/></text:p>
          </table:table-cell>
          <table:table-cell table:style-name="Table1.A1" office:value-type="string">
            <text:p text:style-name="P5"><text:change-start text:change-id="ct173018392"/>self.actor3.remark<text:change-end text:change-id="ct173018392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73260424"/>self.actor2.person.civil_state<text:change-end text:change-id="ct173260424"/></text:p>
          </table:table-cell>
          <table:table-cell table:style-name="Table1.A1" office:value-type="string">
            <text:p text:style-name="P5"><text:change-start text:change-id="ct166035320"/>self.actor3.person.civil_state<text:change-end text:change-id="ct166035320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</dc:date><text:p text:style-name="P8"><text:span text:style-name="T2">do text</text:span></text:p><text:p text:style-name="P8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h text:style-name="Heading_20_2" text:outline-level="2">Erfasste Daten</text:h>
      <text:section text:style-name="Sect1" text:name="Section1">
        <text:h text:style-name="Heading_20_3" text:outline-level="3"><text:change-start text:change-id="ct172793072"/>group<text:change-end text:change-id="ct172793072"/></text:h>
        <text:p text:style-name="Text_20_body">bla<office:annotation><dc:creator>Luc Saffre</dc:creator><dc:date>2012-04-21T22:46:05</dc:date><text:p text:style-name="P8"><text:span text:style-name="T2">do section for group in self.account_groups('IEALC')</text:span></text:p></office:annotation> <office:annotation><dc:creator>Luc Saffre</dc:creator><dc:date>2012-04-21T23:35:34</dc:date><text:p text:style-name="P8"><text:span text:style-name="T2">do text</text:span></text:p><text:p text:style-name="P8"><text:span text:style-name="T2">from table(self.entries_by_group(group))</text:span></text:p></office:annotation></text:p>
        <text:p text:style-name="Text_20_body"/>
      </text:section>
      <text:p text:style-name="Standard"/>
      <text:h text:style-name="Heading_20_2" text:outline-level="2"><text:soft-page-break/>Zusammenfassung</text:h>
      <text:h text:style-name="Heading_20_3" text:outline-level="3"><text:change-start text:change-id="ct171282488"/>debts.ResultByBudget.label<text:change-end text:change-id="ct171282488"/></text:h>
      <text:p text:style-name="Standard"><office:annotation><dc:creator>Luc Saffre</dc:creator><dc:date>2012-05-18T07:00:18</dc:date><text:p text:style-name="P8"><text:span text:style-name="T3">do text</text:span></text:p><text:p text:style-name="P8"><text:span text:style-name="T3">from table(debts.ResultByBudget.request(self))</text:span></text:p></office:annotation>bla</text:p>
      <text:p text:style-name="Standard"/>
      <text:h text:style-name="Heading_20_3" text:outline-level="3"><text:change-start text:change-id="ct165421440"/>debts.DebtsByBudget.label<text:change-end text:change-id="ct165421440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DebtsByBudget.request(self))</text:span></text:p></office:annotation></text:p>
      <text:h text:style-name="Heading_20_3" text:outline-level="3"><text:change-start text:change-id="ct172764312"/>debts.BailiffDebtsByBudget.label<text:change-end text:change-id="ct172764312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BailiffDebtsByBudget.request(self))</text:span></text:p></office:annotation></text:p>
      <text:h text:style-name="Heading_20_3" text:outline-level="3"><text:change-start text:change-id="ct172764176"/>debts.DistByBudget.label<text:change-end text:change-id="ct172764176"/></text:h>
      <text:p text:style-name="Standard"><office:annotation><dc:creator>Luc Saffre</dc:creator><dc:date>2012-06-03T10:58:51</dc:date><text:p text:style-name="P8"><text:span text:style-name="T2">do text</text:span></text:p><text:p text:style-name="P8"><text:span text:style-name="T2">from table(debts.DistByBudget.request(self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</dc:date><text:p text:style-name="P8"><text:span text:style-name="T2">do section if self.conclusion</text:span></text:p></office:annotation><text:change-start text:change-id="ct172818000"/>_('Conclusion')<text:change-end text:change-id="ct172818000"/></text:h>
        <text:p text:style-name="Standard"><text:change-start text:change-id="ct165422448"/>self.conclusion<text:change-end text:change-id="ct165422448"/></text:p>
        <text:p text:style-name="Standard"/>
      </text:section>
      <text:p text:style-name="Standard"/>
      <text:p text:style-name="Standard"><text:change-start text:change-id="ct169638464"/>_('Nom du médiateur de dettes')<text:change-end text:change-id="ct169638464"/> : <text:change-start text:change-id="ct171283744"/>self.user<text:change-end text:change-id="ct171283744"/></text:p>
      <text:p text:style-name="P6">Budget erstellt am : <text:change-start text:change-id="ct172764040"/>dtosl(self.date)<text:change-end text:change-id="ct172764040"/></text:p>
      <text:p text:style-name="P6"><text:span text:style-name="T1">Gedruckt am </text:span><text:span text:style-name="T1"><text:date style:data-style-name="N120" text:date-value="2013-05-06T21:39:08">6.5.13</text:date></text:span><text:span text:style-name="T1"> um </text:span><text:span text:style-name="T1"><text:time style:data-style-name="N41" text:time-value="2013-05-06T21:39:08">21:38:10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.0783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7.0866in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847in" table:align="left"/>
    </style:style>
    <style:style style:name="Table3.A" style:family="table-column">
      <style:table-column-properties style:column-width="1.9799in"/>
    </style:style>
    <style:style style:name="Table3.B" style:family="table-column">
      <style:table-column-properties style:column-width="3.141in"/>
    </style:style>
    <style:style style:name="Table3.C" style:family="table-column">
      <style:table-column-properties style:column-width="1.9639in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2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71947408" text:id="ct171947408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71947408"/>self<text:change-end text:change-id="ct171947408"/></text:p>
            </table:table-cell>
            <table:table-cell table:style-name="Table3.A1" office:value-type="string">
              <text:p text:style-name="MP3">Seite <text:page-number text:select-page="current">2</text:page-number> von <text:page-count>2</text:page-count><text:line-break/><text:date style:data-style-name="N120" text:date-value="2013-05-06T21:39:08">6.5.13</text:date> <text:time style:data-style-name="N41" text:time-value="2013-05-06T21:39:08">21:37:30</text:time><text:line-break/>settings.SITE.site_version()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06T21:39:08</dc:date>
    <dc:creator>Luc Saffre</dc:creator>
    <meta:editing-duration>PT18H26M37S</meta:editing-duration>
    <meta:editing-cycles>101</meta:editing-cycles>
    <meta:generator>LibreOffice/3.5$Linux_x86 LibreOffice_project/350m1$Build-2</meta:generator>
    <meta:document-statistic meta:table-count="4" meta:image-count="0" meta:object-count="0" meta:page-count="2" meta:paragraph-count="60" meta:word-count="133" meta:character-count="1327" meta:non-whitespace-character-count="1265"/>
  </office:meta>
</office:document-meta>
</file>